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1" svg:font-family="Arial"/>
    <style:font-face style:name="Cambria" svg:font-family="Cambria"/>
    <style:font-face style:name="TimesNewRoman" svg:font-family="TimesNewRoman"/>
    <style:font-face style:name="TimesNewRomanPS1" svg:font-family="TimesNewRomanPS"/>
    <style:font-face style:name="Arial" svg:font-family="Arial" style:font-pitch="variable"/>
    <style:font-face style:name="Cambria1" svg:font-family="Cambria" style:font-pitch="variable"/>
    <style:font-face style:name="Liberation Serif1" svg:font-family="'Liberation Serif'" style:font-pitch="variable"/>
    <style:font-face style:name="Tahoma" svg:font-family="Tahoma" style:font-pitch="variable"/>
    <style:font-face style:name="TimesNewRoman1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T1" style:family="text">
      <style:text-properties fo:color="#000000" loext:opacity="100%" style:font-name="Cambria" fo:font-size="12pt" fo:font-weight="bold" style:font-size-asian="12pt" style:font-name-complex="Cambria" style:font-size-complex="12pt" style:font-weight-complex="bold"/>
    </style:style>
    <style:style style:name="T2" style:family="text">
      <style:text-properties fo:color="#000000" loext:opacity="100%" style:font-name="Arial1" fo:font-size="12pt" fo:font-weight="bold" style:font-size-asian="12pt" style:font-name-complex="Arial1" style:font-size-complex="12pt" style:font-weight-complex="bold"/>
    </style:style>
    <style:style style:name="T3" style:family="text">
      <style:text-properties fo:color="#000000" loext:opacity="100%" style:font-name="TimesNewRomanPS1" fo:font-size="12pt" fo:font-weight="bold" style:font-size-asian="12pt" style:font-name-complex="TimesNewRomanPS1" style:font-size-complex="12pt" style:font-weight-complex="bold"/>
    </style:style>
    <style:style style:name="T4" style:family="text">
      <style:text-properties fo:color="#000000" loext:opacity="100%" style:font-name="TimesNewRoman" fo:font-size="12pt" fo:font-weight="bold" style:font-size-asian="12pt" style:font-name-complex="TimesNewRoman" style:font-size-complex="12pt" style:font-weight-complex="bold"/>
    </style:style>
    <style:style style:name="T5" style:family="text">
      <style:text-properties fo:color="#000000" loext:opacity="100%" style:font-name="TimesNewRoman" fo:font-size="12pt" style:font-size-asian="12pt" style:font-name-complex="TimesNewRoman" style:font-size-complex="12pt"/>
    </style:style>
    <style:style style:name="T6" style:family="text">
      <style:text-properties fo:color="#000000" loext:opacity="100%" style:font-name="TimesNewRomanPS1" fo:font-size="12pt" fo:font-style="italic" fo:font-weight="bold" style:font-size-asian="12pt" style:font-name-complex="TimesNewRomanPS1" style:font-size-complex="12pt" style:font-style-complex="italic" style:font-weight-complex="bold"/>
    </style:style>
    <style:style style:name="T7" style:family="text">
      <style:text-properties fo:color="#ffffff" loext:opacity="100%" style:font-name="Cambria" fo:font-size="12pt" fo:font-weight="bold" style:font-size-asian="12pt" style:font-name-complex="Cambria" style:font-size-complex="12pt" style:font-weight-complex="bold"/>
    </style:style>
    <style:style style:name="T8" style:family="text">
      <style:text-properties fo:color="#ffffff" loext:opacity="100%" style:font-name="Arial1" fo:font-size="12pt" fo:font-weight="bold" style:font-size-asian="12pt" style:font-name-complex="Arial1" style:font-size-complex="12pt" style:font-weight-complex="bold"/>
    </style:style>
    <style:style style:name="T9" style:family="text">
      <style:text-properties fo:color="#ffffff" loext:opacity="100%" style:font-name="TimesNewRoman" fo:font-size="12pt" style:font-size-asian="12pt" style:font-name-complex="TimesNewRoman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8.257cm" svg:height="0.496cm" svg:x="2.541cm" svg:y="2.54cm">
          <draw:text-box>
            <text:p text:style-name="P1"><text:span text:style-name="T1">Econ 2020: Principles of Macroeconomics <text:s/></text:span></text:p>
          </draw:text-box>
        </draw:frame>
        <draw:frame draw:style-name="gr1" draw:text-style-name="P2" draw:layer="layout" svg:width="0.422cm" svg:height="0.496cm" svg:x="11.432cm" svg:y="2.5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96cm" svg:x="12.702cm" svg:y="2.5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4.545cm" svg:height="0.496cm" svg:x="13.972cm" svg:y="2.54cm">
          <draw:text-box>
            <text:p text:style-name="P1"><text:span text:style-name="T1"><text:s text:c="5"/></text:span><text:span text:style-name="T1">Name: Cannon Johns </text:span></text:p>
          </draw:text-box>
        </draw:frame>
        <draw:frame draw:style-name="gr1" draw:text-style-name="P2" draw:layer="layout" svg:width="5.988cm" svg:height="0.496cm" svg:x="2.541cm" svg:y="3.07cm">
          <draw:text-box>
            <text:p text:style-name="P1"><text:span text:style-name="T1">Discussion Sections 105 &amp; 157 </text:span></text:p>
          </draw:text-box>
        </draw:frame>
        <draw:frame draw:style-name="gr1" draw:text-style-name="P2" draw:layer="layout" svg:width="3.164cm" svg:height="0.496cm" svg:x="2.541cm" svg:y="3.599cm">
          <draw:text-box>
            <text:p text:style-name="P1"><text:span text:style-name="T1">TA: Erica Sprott </text:span></text:p>
          </draw:text-box>
        </draw:frame>
        <draw:frame draw:style-name="gr1" draw:text-style-name="P2" draw:layer="layout" svg:width="2.872cm" svg:height="0.496cm" svg:x="2.541cm" svg:y="4.128cm">
          <draw:text-box>
            <text:p text:style-name="P1"><text:span text:style-name="T1">Homework #4 </text:span></text:p>
          </draw:text-box>
        </draw:frame>
        <draw:frame draw:style-name="gr1" draw:text-style-name="P2" draw:layer="layout" svg:width="5.886cm" svg:height="0.496cm" svg:x="2.541cm" svg:y="4.657cm">
          <draw:text-box>
            <text:p text:style-name="P1"><text:span text:style-name="T1">Due Friday, 3/19/21, 9:00 AM </text:span></text:p>
          </draw:text-box>
        </draw:frame>
        <draw:frame draw:style-name="gr1" draw:text-style-name="P2" draw:layer="layout" svg:width="0.422cm" svg:height="0.496cm" svg:x="2.541cm" svg:y="5.18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96cm" svg:x="3.176cm" svg:y="5.716cm">
          <draw:text-box>
            <text:p text:style-name="P1"><text:span text:style-name="T1">1.</text:span></text:p>
          </draw:text-box>
        </draw:frame>
        <draw:frame draw:style-name="gr1" draw:text-style-name="P2" draw:layer="layout" svg:width="0.422cm" svg:height="0.475cm" svg:x="3.523cm" svg:y="5.735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14.929cm" svg:height="3.291cm" svg:x="3.811cm" svg:y="5.741cm">
          <draw:text-box>
            <text:p text:style-name="P1"><text:span text:style-name="T3">Describe the two types of finance and give an example for each.</text:span></text:p>
            <text:p text:style-name="P1"><text:span text:style-name="T4"/></text:p>
            <text:p text:style-name="P1"><text:span text:style-name="T3">Indirect Financing: financing using a middleman to connect savers and borrowers,</text:span></text:p>
            <text:p text:style-name="P1"><text:span text:style-name="T3">Such as through a bank</text:span></text:p>
            <text:p text:style-name="P1"><text:span text:style-name="T4"/></text:p>
            <text:p text:style-name="P1"><text:span text:style-name="T3">Direct Financing: Financing that directly connects savers and borrowers, such as</text:span></text:p>
            <text:p text:style-name="P1"><text:span text:style-name="T3">Taking a loan out from a friend directly</text:span><text:span text:style-name="T5"> </text:span></text:p>
          </draw:text-box>
        </draw:frame>
        <draw:frame draw:style-name="gr1" draw:text-style-name="P2" draw:layer="layout" svg:width="0.422cm" svg:height="0.471cm" svg:x="3.811cm" svg:y="6.261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422cm" svg:height="0.471cm" svg:x="3.811cm" svg:y="6.778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422cm" svg:height="0.471cm" svg:x="3.811cm" svg:y="7.299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422cm" svg:height="0.471cm" svg:x="3.811cm" svg:y="7.819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422cm" svg:height="0.471cm" svg:x="3.811cm" svg:y="8.336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422cm" svg:height="0.471cm" svg:x="3.811cm" svg:y="8.857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422cm" svg:height="0.471cm" svg:x="3.811cm" svg:y="9.378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422cm" svg:height="0.496cm" svg:x="3.176cm" svg:y="9.878cm">
          <draw:text-box>
            <text:p text:style-name="P1"><text:span text:style-name="T1">2.</text:span></text:p>
          </draw:text-box>
        </draw:frame>
        <draw:frame draw:style-name="gr1" draw:text-style-name="P2" draw:layer="layout" svg:width="0.422cm" svg:height="0.475cm" svg:x="3.523cm" svg:y="9.897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15.044cm" svg:height="0.471cm" svg:x="3.811cm" svg:y="9.903cm">
          <draw:text-box>
            <text:p text:style-name="P1"><text:span text:style-name="T3">What is the difference between the </text:span><text:span text:style-name="T6">price</text:span><text:span text:style-name="T3"> of a bond and the </text:span><text:span text:style-name="T6">face value</text:span><text:span text:style-name="T3"> of a bond? Be </text:span></text:p>
          </draw:text-box>
        </draw:frame>
        <draw:frame draw:style-name="gr1" draw:text-style-name="P2" draw:layer="layout" svg:width="15.483cm" svg:height="3.761cm" svg:x="3.811cm" svg:y="10.424cm">
          <draw:text-box>
            <text:p text:style-name="P1"><text:span text:style-name="T3">sure to include (1) who pays, and (2) when it is paid.</text:span></text:p>
            <text:p text:style-name="P1"><text:span text:style-name="T4"/></text:p>
            <text:p text:style-name="P1"><text:span text:style-name="T3">Face value of a bond is what is paid by the initial purchaser of the bond when the </text:span></text:p>
            <text:p text:style-name="P1"><text:span text:style-name="T3">Bond is first issued.</text:span></text:p>
            <text:p text:style-name="P1"><text:span text:style-name="T3"/></text:p>
            <text:p text:style-name="P1"><text:span text:style-name="T3">The price of the bond, however, is the price of the bond currently, which can change</text:span></text:p>
            <text:p text:style-name="P1"><text:span text:style-name="T3">With the market. This is paid by whoever wishes to purchase the bond off the original</text:span></text:p>
            <text:p text:style-name="P1"><text:span text:style-name="T3">Buyer. </text:span><text:span text:style-name="T5"><text:s/></text:span></text:p>
          </draw:text-box>
        </draw:frame>
        <draw:frame draw:style-name="gr1" draw:text-style-name="P2" draw:layer="layout" svg:width="0.422cm" svg:height="0.471cm" svg:x="3.811cm" svg:y="10.94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422cm" svg:height="0.471cm" svg:x="3.811cm" svg:y="11.461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422cm" svg:height="0.471cm" svg:x="3.811cm" svg:y="11.982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422cm" svg:height="0.471cm" svg:x="3.811cm" svg:y="12.498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422cm" svg:height="0.471cm" svg:x="3.811cm" svg:y="13.019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422cm" svg:height="0.471cm" svg:x="3.811cm" svg:y="13.535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422cm" svg:height="0.471cm" svg:x="3.811cm" svg:y="14.056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422cm" svg:height="0.496cm" svg:x="3.176cm" svg:y="14.561cm">
          <draw:text-box>
            <text:p text:style-name="P1"><text:span text:style-name="T1">3.</text:span></text:p>
          </draw:text-box>
        </draw:frame>
        <draw:frame draw:style-name="gr1" draw:text-style-name="P2" draw:layer="layout" svg:width="0.422cm" svg:height="0.475cm" svg:x="3.523cm" svg:y="14.58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14.378cm" svg:height="0.471cm" svg:x="3.811cm" svg:y="14.586cm">
          <draw:text-box>
            <text:p text:style-name="P1"><text:span text:style-name="T3">Suppose UVA sells a $1250 one-year AAA bond for a price of $780. What is the </text:span></text:p>
          </draw:text-box>
        </draw:frame>
        <draw:frame draw:style-name="gr1" draw:text-style-name="P2" draw:layer="layout" svg:width="8.494cm" svg:height="1.411cm" svg:x="3.811cm" svg:y="15.102cm">
          <draw:text-box>
            <text:p text:style-name="P1"><text:span text:style-name="T3">implied interest rate on the bond?</text:span></text:p>
            <text:p text:style-name="P1"><text:span text:style-name="T4"/></text:p>
            <text:p text:style-name="P1"><text:span text:style-name="T3">The implied interest rate on the bond is 62.4%</text:span><text:span text:style-name="T5"> </text:span></text:p>
          </draw:text-box>
        </draw:frame>
        <draw:frame draw:style-name="gr1" draw:text-style-name="P2" draw:layer="layout" svg:width="0.422cm" svg:height="0.471cm" svg:x="3.811cm" svg:y="15.623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422cm" svg:height="0.471cm" svg:x="3.811cm" svg:y="16.14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422cm" svg:height="0.471cm" svg:x="3.811cm" svg:y="16.66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422cm" svg:height="0.471cm" svg:x="3.811cm" svg:y="17.181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422cm" svg:height="0.471cm" svg:x="3.811cm" svg:y="17.697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422cm" svg:height="0.471cm" svg:x="3.811cm" svg:y="18.218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422cm" svg:height="0.471cm" svg:x="3.811cm" svg:y="18.739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422cm" svg:height="0.496cm" svg:x="3.176cm" svg:y="19.239cm">
          <draw:text-box>
            <text:p text:style-name="P1"><text:span text:style-name="T1">4.</text:span></text:p>
          </draw:text-box>
        </draw:frame>
        <draw:frame draw:style-name="gr1" draw:text-style-name="P2" draw:layer="layout" svg:width="0.422cm" svg:height="0.475cm" svg:x="3.523cm" svg:y="19.258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14.895cm" svg:height="0.471cm" svg:x="3.811cm" svg:y="19.264cm">
          <draw:text-box>
            <text:p text:style-name="P1"><text:span text:style-name="T3">Suppose WSU also sells a $1250 one-year bond, but the default risk is higher. Will </text:span></text:p>
          </draw:text-box>
        </draw:frame>
        <draw:frame draw:style-name="gr1" draw:text-style-name="P2" draw:layer="layout" svg:width="15.081cm" svg:height="0.471cm" svg:x="3.811cm" svg:y="19.784cm">
          <draw:text-box>
            <text:p text:style-name="P1"><text:span text:style-name="T3">the interest rate for this bond be higher or lower than the AAA UVA bond? Why is </text:span></text:p>
          </draw:text-box>
        </draw:frame>
        <draw:frame draw:style-name="gr1" draw:text-style-name="P2" draw:layer="layout" svg:width="13.502cm" svg:height="2.351cm" svg:x="3.811cm" svg:y="20.302cm">
          <draw:text-box>
            <text:p text:style-name="P1"><text:span text:style-name="T3">this the case?</text:span></text:p>
            <text:p text:style-name="P1"><text:span text:style-name="T4"/></text:p>
            <text:p text:style-name="P1"><text:span text:style-name="T3">If you have a higher risk of defaulting, you need to offer more incentive for</text:span></text:p>
            <text:p text:style-name="P1"><text:span text:style-name="T3">People to let you borrow from them. This incentive comes in the form of a </text:span></text:p>
            <text:p text:style-name="P1"><text:span text:style-name="T3">Higher interest rate.</text:span><text:span text:style-name="T5"> </text:span></text:p>
          </draw:text-box>
        </draw:frame>
        <draw:frame draw:style-name="gr1" draw:text-style-name="P2" draw:layer="layout" svg:width="0.422cm" svg:height="0.471cm" svg:x="2.541cm" svg:y="21.106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422cm" svg:height="0.471cm" svg:x="2.541cm" svg:y="21.906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422cm" svg:height="0.471cm" svg:x="2.541cm" svg:y="22.706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422cm" svg:height="0.471cm" svg:x="2.541cm" svg:y="23.511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422cm" svg:height="0.471cm" svg:x="2.541cm" svg:y="24.311cm">
          <draw:text-box>
            <text:p text:style-name="P1"><text:span text:style-name="T5"><text:s/></text:span></text:p>
          </draw:text-box>
        </draw:frame>
      </draw:page>
      <draw:page draw:name="page2" draw:style-name="dp1" draw:master-page-name="master-page24">
        <draw:frame draw:style-name="gr1" draw:text-style-name="P2" draw:layer="layout" svg:width="0.422cm" svg:height="0.496cm" svg:x="3.176cm" svg:y="2.54cm">
          <draw:text-box>
            <text:p text:style-name="P1"><text:span text:style-name="T1">5.</text:span></text:p>
          </draw:text-box>
        </draw:frame>
        <draw:frame draw:style-name="gr1" draw:text-style-name="P2" draw:layer="layout" svg:width="0.422cm" svg:height="0.475cm" svg:x="3.523cm" svg:y="2.559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15.259cm" svg:height="0.471cm" svg:x="3.811cm" svg:y="2.565cm">
          <draw:text-box>
            <text:p text:style-name="P1"><text:span text:style-name="T3">If Naomi’s retirement account contains $5000 and an interest rate of 7%, how many </text:span></text:p>
          </draw:text-box>
        </draw:frame>
        <draw:frame draw:style-name="gr1" draw:text-style-name="P2" draw:layer="layout" svg:width="14.12cm" svg:height="1.881cm" svg:x="3.811cm" svg:y="3.082cm">
          <draw:text-box>
            <text:p text:style-name="P1"><text:span text:style-name="T3">years will it take to double? In 30 years, what will be the value of her account?</text:span></text:p>
            <text:p text:style-name="P1"><text:span text:style-name="T4"/></text:p>
            <text:p text:style-name="P1"><text:span text:style-name="T4">It will take between 10 and 11 years to double to $10,000</text:span></text:p>
            <text:p text:style-name="P1"><text:span text:style-name="T3">In 30 years, they will have $38,061.28</text:span><text:span text:style-name="T5"> </text:span></text:p>
          </draw:text-box>
        </draw:frame>
        <draw:frame draw:style-name="gr1" draw:text-style-name="P2" draw:layer="layout" svg:width="0.422cm" svg:height="0.471cm" svg:x="2.541cm" svg:y="3.886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422cm" svg:height="0.471cm" svg:x="3.811cm" svg:y="4.687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422cm" svg:height="0.471cm" svg:x="3.811cm" svg:y="5.207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422cm" svg:height="0.471cm" svg:x="3.811cm" svg:y="5.724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422cm" svg:height="0.471cm" svg:x="3.811cm" svg:y="6.244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422cm" svg:height="0.471cm" svg:x="3.811cm" svg:y="6.765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422cm" svg:height="0.496cm" svg:x="3.176cm" svg:y="7.265cm">
          <draw:text-box>
            <text:p text:style-name="P1"><text:span text:style-name="T1">6.</text:span></text:p>
          </draw:text-box>
        </draw:frame>
        <draw:frame draw:style-name="gr1" draw:text-style-name="P2" draw:layer="layout" svg:width="0.422cm" svg:height="0.475cm" svg:x="3.523cm" svg:y="7.284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15.119cm" svg:height="0.471cm" svg:x="3.811cm" svg:y="7.29cm">
          <draw:text-box>
            <text:p text:style-name="P1"><text:span text:style-name="T3">Suppose Sean drops out of college to start a bread baking business and takes a loan </text:span></text:p>
          </draw:text-box>
        </draw:frame>
        <draw:frame draw:style-name="gr1" draw:text-style-name="P2" draw:layer="layout" svg:width="15.098cm" svg:height="0.471cm" svg:x="3.811cm" svg:y="7.811cm">
          <draw:text-box>
            <text:p text:style-name="P1"><text:span text:style-name="T3">from the bank. The nominal interest rate on the loan was 5%, but the inflation rate </text:span></text:p>
          </draw:text-box>
        </draw:frame>
        <draw:frame draw:style-name="gr1" draw:text-style-name="P2" draw:layer="layout" svg:width="10.632cm" svg:height="1.411cm" svg:x="3.811cm" svg:y="8.327cm">
          <draw:text-box>
            <text:p text:style-name="P1"><text:span text:style-name="T3">was 2.7%. What was the real interest rate on the loan?</text:span></text:p>
            <text:p text:style-name="P1"><text:span text:style-name="T4"/></text:p>
            <text:p text:style-name="P1"><text:span text:style-name="T3">Real = Nominal – Inflation, Therefore real = 2.3% interest</text:span><text:span text:style-name="T5"> </text:span></text:p>
          </draw:text-box>
        </draw:frame>
        <draw:frame draw:style-name="gr1" draw:text-style-name="P2" draw:layer="layout" svg:width="0.422cm" svg:height="0.471cm" svg:x="3.811cm" svg:y="8.849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422cm" svg:height="0.471cm" svg:x="3.811cm" svg:y="9.37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422cm" svg:height="0.471cm" svg:x="3.811cm" svg:y="9.886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422cm" svg:height="0.471cm" svg:x="3.811cm" svg:y="10.407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422cm" svg:height="0.471cm" svg:x="3.811cm" svg:y="10.923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422cm" svg:height="0.471cm" svg:x="3.811cm" svg:y="11.444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422cm" svg:height="0.471cm" svg:x="3.811cm" svg:y="11.965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422cm" svg:height="0.471cm" svg:x="3.811cm" svg:y="12.481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422cm" svg:height="0.471cm" svg:x="3.811cm" svg:y="13.002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422cm" svg:height="0.471cm" svg:x="3.811cm" svg:y="13.523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422cm" svg:height="0.471cm" svg:x="3.811cm" svg:y="14.039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422cm" svg:height="0.471cm" svg:x="3.811cm" svg:y="14.56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422cm" svg:height="0.471cm" svg:x="3.811cm" svg:y="15.081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422cm" svg:height="0.471cm" svg:x="3.811cm" svg:y="15.598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422cm" svg:height="0.471cm" svg:x="3.811cm" svg:y="16.118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422cm" svg:height="0.471cm" svg:x="3.811cm" svg:y="16.639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422cm" svg:height="0.471cm" svg:x="3.811cm" svg:y="17.156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422cm" svg:height="0.471cm" svg:x="3.811cm" svg:y="17.676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422cm" svg:height="0.471cm" svg:x="3.811cm" svg:y="18.197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422cm" svg:height="0.496cm" svg:x="3.176cm" svg:y="18.697cm">
          <draw:text-box>
            <text:p text:style-name="P1"><text:span text:style-name="T7">7.</text:span></text:p>
          </draw:text-box>
        </draw:frame>
        <draw:frame draw:style-name="gr1" draw:text-style-name="P2" draw:layer="layout" svg:width="0.422cm" svg:height="0.475cm" svg:x="3.523cm" svg:y="18.716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14.641cm" svg:height="0.471cm" svg:x="3.811cm" svg:y="18.722cm">
          <draw:text-box>
            <text:p text:style-name="P1"><text:span text:style-name="T9">How much does a big mac cost. How much does a Le Big Macceouuou cost in paris? <text:s/></text:span></text:p>
          </draw:text-box>
        </draw:frame>
        <draw:frame draw:style-name="gr1" draw:text-style-name="P2" draw:layer="layout" svg:width="0.422cm" svg:height="0.471cm" svg:x="3.811cm" svg:y="19.243cm">
          <draw:text-box>
            <text:p text:style-name="P1"><text:span text:style-name="T5"><text:s/>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1" svg:font-family="Arial"/>
    <style:font-face style:name="Cambria" svg:font-family="Cambria"/>
    <style:font-face style:name="TimesNewRoman" svg:font-family="TimesNewRoman"/>
    <style:font-face style:name="TimesNewRomanPS1" svg:font-family="TimesNewRomanPS"/>
    <style:font-face style:name="Arial" svg:font-family="Arial" style:font-pitch="variable"/>
    <style:font-face style:name="Cambria1" svg:font-family="Cambria" style:font-pitch="variable"/>
    <style:font-face style:name="Liberation Serif1" svg:font-family="'Liberation Serif'" style:font-pitch="variable"/>
    <style:font-face style:name="Tahoma" svg:font-family="Tahoma" style:font-pitch="variable"/>
    <style:font-face style:name="TimesNewRoman1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5cm" fo:margin-bottom="1cm" fo:margin-left="2.5cm" fo:margin-right="3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24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03-19T08:35:59.699000000</dc:date>
    <meta:editing-duration>PT9M53S</meta:editing-duration>
    <meta:editing-cycles>1</meta:editing-cycles>
    <meta:document-statistic meta:object-count="89"/>
    <meta:generator>LibreOffice/7.1.0.3$Windows_X86_64 LibreOffice_project/f6099ecf3d29644b5008cc8f48f42f4a40986e4c</meta:generator>
  </office:meta>
</office:document-meta>
</file>